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a32e6" officeooo:paragraph-rsid="001a32e6"/>
    </style:style>
    <style:style style:name="P2" style:family="paragraph" style:parent-style-name="Standard">
      <style:text-properties officeooo:rsid="001bd6b6" officeooo:paragraph-rsid="001bd6b6"/>
    </style:style>
    <style:style style:name="P3" style:family="paragraph" style:parent-style-name="Standard">
      <style:text-properties fo:font-size="9pt" officeooo:rsid="001bd6b6" officeooo:paragraph-rsid="001bd6b6" style:font-size-asian="9pt" style:font-size-complex="9pt"/>
    </style:style>
    <style:style style:name="P4" style:family="paragraph" style:parent-style-name="Standard">
      <style:text-properties officeooo:rsid="001e3ab4" officeooo:paragraph-rsid="001e3ab4"/>
    </style:style>
    <style:style style:name="P5" style:family="paragraph" style:parent-style-name="Standard">
      <style:text-properties officeooo:rsid="00214761" officeooo:paragraph-rsid="00214761"/>
    </style:style>
    <style:style style:name="P6" style:family="paragraph" style:parent-style-name="Standard">
      <style:text-properties officeooo:rsid="0021d4c0" officeooo:paragraph-rsid="0021d4c0"/>
    </style:style>
    <style:style style:name="P7" style:family="paragraph" style:parent-style-name="Standard">
      <style:text-properties officeooo:rsid="00234810" officeooo:paragraph-rsid="00234810"/>
    </style:style>
    <style:style style:name="P8" style:family="paragraph" style:parent-style-name="Standard">
      <style:text-properties officeooo:rsid="0023c04e" officeooo:paragraph-rsid="0023c04e"/>
    </style:style>
    <style:style style:name="P9" style:family="paragraph" style:parent-style-name="Standard">
      <style:text-properties officeooo:rsid="00270d70" officeooo:paragraph-rsid="00270d70"/>
    </style:style>
    <style:style style:name="P10" style:family="paragraph" style:parent-style-name="Standard">
      <style:text-properties officeooo:rsid="002a5ef2" officeooo:paragraph-rsid="002a5ef2"/>
    </style:style>
    <style:style style:name="P11" style:family="paragraph" style:parent-style-name="Standard">
      <style:text-properties officeooo:rsid="002bf63a" officeooo:paragraph-rsid="002bf63a"/>
    </style:style>
    <style:style style:name="P12" style:family="paragraph" style:parent-style-name="Standard">
      <style:text-properties officeooo:rsid="002d0bdb" officeooo:paragraph-rsid="002f5893"/>
    </style:style>
    <style:style style:name="P13" style:family="paragraph" style:parent-style-name="Standard">
      <style:text-properties officeooo:rsid="002ed51f" officeooo:paragraph-rsid="002ed51f"/>
    </style:style>
    <style:style style:name="P14" style:family="paragraph" style:parent-style-name="Standard">
      <style:text-properties officeooo:rsid="002ed51f" officeooo:paragraph-rsid="002f5893"/>
    </style:style>
    <style:style style:name="P15" style:family="paragraph" style:parent-style-name="Standard">
      <style:text-properties officeooo:rsid="002f5893" officeooo:paragraph-rsid="002f5893"/>
    </style:style>
    <style:style style:name="P16" style:family="paragraph" style:parent-style-name="Standard">
      <style:text-properties officeooo:rsid="002f77b6" officeooo:paragraph-rsid="002f77b6"/>
    </style:style>
    <style:style style:name="P17" style:family="paragraph" style:parent-style-name="Standard">
      <style:text-properties officeooo:rsid="00318f30" officeooo:paragraph-rsid="00318f30"/>
    </style:style>
    <style:style style:name="P18" style:family="paragraph" style:parent-style-name="Standard">
      <style:text-properties officeooo:rsid="0032abb7" officeooo:paragraph-rsid="0032abb7"/>
    </style:style>
    <style:style style:name="P19" style:family="paragraph" style:parent-style-name="Standard">
      <style:text-properties officeooo:rsid="003425fd" officeooo:paragraph-rsid="003425fd"/>
    </style:style>
    <style:style style:name="P20" style:family="paragraph" style:parent-style-name="Standard">
      <style:text-properties officeooo:rsid="003655c9" officeooo:paragraph-rsid="003655c9"/>
    </style:style>
    <style:style style:name="P21" style:family="paragraph" style:parent-style-name="Table_20_Contents">
      <style:text-properties fo:font-size="9pt" officeooo:rsid="001bd6b6" officeooo:paragraph-rsid="001bd6b6" style:font-size-asian="9pt" style:font-size-complex="9pt"/>
    </style:style>
    <style:style style:name="P22" style:family="paragraph" style:parent-style-name="Table_20_Contents">
      <style:text-properties fo:font-size="9pt" officeooo:rsid="001cbfdd" officeooo:paragraph-rsid="001cbfdd" style:font-size-asian="9pt" style:font-size-complex="9pt"/>
    </style:style>
    <style:style style:name="P23" style:family="paragraph" style:parent-style-name="Table_20_Contents">
      <style:text-properties fo:font-size="10pt" officeooo:rsid="001fc84f" officeooo:paragraph-rsid="001fc84f" style:font-size-asian="10pt" style:font-size-complex="10pt"/>
    </style:style>
    <style:style style:name="P24" style:family="paragraph" style:parent-style-name="Standard">
      <style:text-properties officeooo:rsid="002da5de" officeooo:paragraph-rsid="002f5893"/>
    </style:style>
    <style:style style:name="P25" style:family="paragraph" style:parent-style-name="Standard">
      <style:text-properties officeooo:rsid="0034413f" officeooo:paragraph-rsid="003425fd"/>
    </style:style>
    <style:style style:name="T1" style:family="text">
      <style:text-properties officeooo:rsid="001e9142"/>
    </style:style>
    <style:style style:name="T2" style:family="text">
      <style:text-properties officeooo:rsid="002da5de"/>
    </style:style>
    <style:style style:name="T3" style:family="text">
      <style:text-properties officeooo:rsid="002ed51f"/>
    </style:style>
    <style:style style:name="T4" style:family="text">
      <style:text-properties officeooo:rsid="0032abb7"/>
    </style:style>
    <style:style style:name="T5" style:family="text">
      <style:text-properties officeooo:rsid="0037da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</text:p>
      <text:p text:style-name="P1"/>
      <text:p text:style-name="P1">1. Statistical tool</text:p>
      <text:p text:style-name="P1"/>
      <text:p text:style-name="P5">Code: stat_tool_1.py</text:p>
      <text:p text:style-name="P4">GC-content and (di)-nucleotide frequency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genome: 16.fa.txt</text:p>
            <text:p text:style-name="P3"/>
            <text:p text:style-name="P3">GC-content: 0.5548</text:p>
            <text:p text:style-name="P3">#A = 1589939/7149689</text:p>
            <text:p text:style-name="P3">#C = 1981614/7149689</text:p>
            <text:p text:style-name="P3">#T = 1592923/7149689</text:p>
            <text:p text:style-name="P3">#G = 1985204/7149689</text:p>
            <text:p text:style-name="P3">#N = 9/7149689</text:p>
            <text:p text:style-name="P3">#AA = 359096/7149689</text:p>
            <text:p text:style-name="P3">#AC = 421691/7149689</text:p>
            <text:p text:style-name="P3">#AT = 387766/7149689</text:p>
            <text:p text:style-name="P3">#AG = 329767/7149689</text:p>
            <text:p text:style-name="P3">#CA = 489129/7149689</text:p>
            <text:p text:style-name="P3">#CC = 388521/7149689</text:p>
            <text:p text:style-name="P3">#CT = 330792/7149689</text:p>
            <text:p text:style-name="P3">#CG = 704454/7149689</text:p>
            <text:p text:style-name="P3">#TA = 105255/7149689</text:p>
            <text:p text:style-name="P3">#TC = 543628/7149689</text:p>
            <text:p text:style-name="P3">#TT = 359547/7149689</text:p>
            <text:p text:style-name="P3">#TG = 493028/7149689</text:p>
            <text:p text:style-name="P3">#GA = 544841/7149689</text:p>
            <text:p text:style-name="P3">#GC = 559056/7149689</text:p>
            <text:p text:style-name="P3">#GT = 423352/7149689</text:p>
            <text:p text:style-name="P3">#GG = 389509/7149689</text:p>
          </table:table-cell>
          <table:table-cell table:style-name="Table1.A1" office:value-type="string">
            <text:p text:style-name="P21">genome: 20.fa.txt</text:p>
            <text:p text:style-name="P21"/>
            <text:p text:style-name="P21">GC-content: 0.4625</text:p>
            <text:p text:style-name="P21">#A = 504109/1869610</text:p>
            <text:p text:style-name="P21">#C = 426011/1869610</text:p>
            <text:p text:style-name="P21">#T = 500833/1869610</text:p>
            <text:p text:style-name="P21">#G = 438657/1869610</text:p>
            <text:p text:style-name="P21">#N = 0/1869610</text:p>
            <text:p text:style-name="P21">#AA = 119138/1869610</text:p>
            <text:p text:style-name="P21">#AC = 100392/1869610</text:p>
            <text:p text:style-name="P21">#AT = 112580/1869610</text:p>
            <text:p text:style-name="P21">#AG = 129961/1869610</text:p>
            <text:p text:style-name="P21">#CA = 110613/1869610</text:p>
            <text:p text:style-name="P21">#CC = 80193/1869610</text:p>
            <text:p text:style-name="P21">#CT = 127257/1869610</text:p>
            <text:p text:style-name="P21">#CG = 92039/1869610</text:p>
            <text:p text:style-name="P21">#TA = 67219/1869610</text:p>
            <text:p text:style-name="P21">#TC = 160752/1869610</text:p>
            <text:p text:style-name="P21">#TT = 117679/1869610</text:p>
            <text:p text:style-name="P21">#TG = 113839/1869610</text:p>
            <text:p text:style-name="P21">#GA = 165101/1869610</text:p>
            <text:p text:style-name="P21">#GC = 68766/1869610</text:p>
            <text:p text:style-name="P21">#GT = 101972/1869610</text:p>
            <text:p text:style-name="P21">#GG = 85445/1869610</text:p>
          </table:table-cell>
          <table:table-cell table:style-name="Table1.A1" office:value-type="string">
            <text:p text:style-name="P22">genome: 29.fa.txt</text:p>
            <text:p text:style-name="P22"/>
            <text:p text:style-name="P22">GC-content: 0.3890</text:p>
            <text:p text:style-name="P22">#A = 134339/439888</text:p>
            <text:p text:style-name="P22">#C = 85465/439888</text:p>
            <text:p text:style-name="P22">#T = 134423/439888</text:p>
            <text:p text:style-name="P22">#G = 85661/439888</text:p>
            <text:p text:style-name="P22">#N = 0/439888</text:p>
            <text:p text:style-name="P22">#AA = 34423/439888</text:p>
            <text:p text:style-name="P22">#AC = 23399/439888</text:p>
            <text:p text:style-name="P22">#AT = 38074/439888</text:p>
            <text:p text:style-name="P22">#AG = 26070/439888</text:p>
            <text:p text:style-name="P22">#CA = 28585/439888</text:p>
            <text:p text:style-name="P22">#CC = 14956/439888</text:p>
            <text:p text:style-name="P22">#CT = 25992/439888</text:p>
            <text:p text:style-name="P22">#CG = 13236/439888</text:p>
            <text:p text:style-name="P22">#TA = 31581/439888</text:p>
            <text:p text:style-name="P22">#TC = 27250/439888</text:p>
            <text:p text:style-name="P22">#TT = 34410/439888</text:p>
            <text:p text:style-name="P22">#TG = 28797/439888</text:p>
            <text:p text:style-name="P22">#GA = 27377/439888</text:p>
            <text:p text:style-name="P22">#GC = 17163/439888</text:p>
            <text:p text:style-name="P22">#GT = 23563/439888</text:p>
            <text:p text:style-name="P22">#GG = 14961/439888</text:p>
          </table:table-cell>
          <table:table-cell table:style-name="Table1.A1" office:value-type="string">
            <text:p text:style-name="P22">genome: 44.fa.txt</text:p>
            <text:p text:style-name="P22"/>
            <text:p text:style-name="P22">GC-content: 0.3668</text:p>
            <text:p text:style-name="P22">#A = 600998/1893500</text:p>
            <text:p text:style-name="P22">#C = 346142/1893500</text:p>
            <text:p text:style-name="P22">#T = 598020/1893500</text:p>
            <text:p text:style-name="P22">#G = 348339/1893500</text:p>
            <text:p text:style-name="P22">#N = 0/1893500</text:p>
            <text:p text:style-name="P22">#AA = 159766/1893500</text:p>
            <text:p text:style-name="P22">#AC = 105514/1893500</text:p>
            <text:p text:style-name="P22">#AT = 190601/1893500</text:p>
            <text:p text:style-name="P22">#AG = 88325/1893500</text:p>
            <text:p text:style-name="P22">#CA = 138243/1893500</text:p>
            <text:p text:style-name="P22">#CC = 54062/1893500</text:p>
            <text:p text:style-name="P22">#CT = 87166/1893500</text:p>
            <text:p text:style-name="P22">#CG = 58970/1893500</text:p>
            <text:p text:style-name="P22">#TA = 149211/1893500</text:p>
            <text:p text:style-name="P22">#TC = 94947/1893500</text:p>
            <text:p text:style-name="P22">#TT = 159111/1893500</text:p>
            <text:p text:style-name="P22">#TG = 138835/1893500</text:p>
            <text:p text:style-name="P22">#GA = 96986/1893500</text:p>
            <text:p text:style-name="P22">#GC = 83918/1893500</text:p>
            <text:p text:style-name="P22">#GT = 105227/1893500</text:p>
            <text:p text:style-name="P22">#GG = 54283/1893500</text:p>
          </table:table-cell>
          <table:table-cell table:style-name="Table1.E1" office:value-type="string">
            <text:p text:style-name="P22">genome: 47.fa.txt</text:p>
            <text:p text:style-name="P22"/>
            <text:p text:style-name="P22">GC-content: 0.5169</text:p>
            <text:p text:style-name="P22">#A = 540971/2242948</text:p>
            <text:p text:style-name="P22">#C = 577262/2242948</text:p>
            <text:p text:style-name="P22">#T = 542592/2242948</text:p>
            <text:p text:style-name="P22">#G = 582122/2242948</text:p>
            <text:p text:style-name="P22">#N = 0/2242948</text:p>
            <text:p text:style-name="P22">#AA = 136187/2242948</text:p>
            <text:p text:style-name="P22">#AC = 116880/2242948</text:p>
            <text:p text:style-name="P22">#AT = 136676/2242948</text:p>
            <text:p text:style-name="P22">#AG = 97600/2242948</text:p>
            <text:p text:style-name="P22">#CA = 140876/2242948</text:p>
            <text:p text:style-name="P22">#CC = 121349/2242948</text:p>
            <text:p text:style-name="P22">#CT = 96573/2242948</text:p>
            <text:p text:style-name="P22">#CG = 195774/2242948</text:p>
            <text:p text:style-name="P22">#TA = 83819/2242948</text:p>
            <text:p text:style-name="P22">#TC = 125051/2242948</text:p>
            <text:p text:style-name="P22">#TT = 136887/2242948</text:p>
            <text:p text:style-name="P22">#TG = 143111/2242948</text:p>
            <text:p text:style-name="P22">#GA = 126462/2242948</text:p>
            <text:p text:style-name="P22">#GC = 191292/2242948</text:p>
            <text:p text:style-name="P22">#GT = 118731/2242948</text:p>
            <text:p text:style-name="P22">#GG = 122793/2242948</text:p>
          </table:table-cell>
        </table:table-row>
      </table:table>
      <text:p text:style-name="P2"><text:line-break/><text:span text:style-name="T1">Aminoacid frequency</text:span></text:p>
      <text:p text:style-name="P2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3">Proteome: 16.fa.txt.pfa</text:p>
            <text:p text:style-name="P23">Amino acid frequency:</text:p>
            <text:p text:style-name="P23"/>
            <text:p text:style-name="P23">#A = 201732/2136223</text:p>
            <text:p text:style-name="P23">#C = 23629/2136223</text:p>
            <text:p text:style-name="P23">#D = 137859/2136223</text:p>
            <text:p text:style-name="P23">#E = 133128/2136223</text:p>
            <text:p text:style-name="P23">#F = 77611/2136223</text:p>
            <text:p text:style-name="P23">#G = 162099/2136223</text:p>
            <text:p text:style-name="P23">#H = 47555/2136223</text:p>
            <text:p text:style-name="P23">#I = 107341/2136223</text:p>
            <text:p text:style-name="P23">#K = 73760/2136223</text:p>
            <text:p text:style-name="P23">#L = 201366/2136223</text:p>
            <text:p text:style-name="P23">#M = 49888/2136223</text:p>
            <text:p text:style-name="P23">#N = 72372/2136223</text:p>
            <text:p text:style-name="P23">#P = 111032/2136223</text:p>
            <text:p text:style-name="P23">#Q = 86631/2136223</text:p>
            <text:p text:style-name="P23">#R = 140785/2136223</text:p>
            <text:p text:style-name="P23">#S = 151835/2136223</text:p>
            <text:p text:style-name="P23">#T = 124754/2136223</text:p>
            <text:p text:style-name="P23">#V = 153409/2136223</text:p>
            <text:p text:style-name="P23">#W = 32759/2136223</text:p>
            <text:p text:style-name="P23">#Y = 46674/2136223</text:p>
          </table:table-cell>
          <table:table-cell table:style-name="Table2.A1" office:value-type="string">
            <text:p text:style-name="P23">Proteome: 22.fa.txt.pfa</text:p>
            <text:p text:style-name="P23">Amino acid frequency:</text:p>
            <text:p text:style-name="P23"/>
            <text:p text:style-name="P23">#A = 34721/591793</text:p>
            <text:p text:style-name="P23">#C = 4060/591793</text:p>
            <text:p text:style-name="P23">#D = 29409/591793</text:p>
            <text:p text:style-name="P23">#E = 52921/591793</text:p>
            <text:p text:style-name="P23">#F = 30824/591793</text:p>
            <text:p text:style-name="P23">#G = 40986/591793</text:p>
            <text:p text:style-name="P23">#H = 9341/591793</text:p>
            <text:p text:style-name="P23">#I = 42568/591793</text:p>
            <text:p text:style-name="P23">#K = 44977/591793</text:p>
            <text:p text:style-name="P23">#L = 59554/591793</text:p>
            <text:p text:style-name="P23">#M = 13521/591793</text:p>
            <text:p text:style-name="P23">#N = 21384/591793</text:p>
            <text:p text:style-name="P23">#P = 23554/591793</text:p>
            <text:p text:style-name="P23">#Q = 11932/591793</text:p>
            <text:p text:style-name="P23">#R = 32590/591793</text:p>
            <text:p text:style-name="P23">#S = 33353/591793</text:p>
            <text:p text:style-name="P23">#T = 26779/591793</text:p>
            <text:p text:style-name="P23">#V = 51533/591793</text:p>
            <text:p text:style-name="P23">#W = 6553/591793</text:p>
            <text:p text:style-name="P23">#Y = 21233/591793</text:p>
          </table:table-cell>
          <table:table-cell table:style-name="Table2.A1" office:value-type="string">
            <text:p text:style-name="P23">Proteome: 29.fa.txt.pfa</text:p>
            <text:p text:style-name="P23">Amino acid frequency:</text:p>
            <text:p text:style-name="P23"/>
            <text:p text:style-name="P23">#A = 6050/107024</text:p>
            <text:p text:style-name="P23">#C = 1372/107024</text:p>
            <text:p text:style-name="P23">#D = 6057/107024</text:p>
            <text:p text:style-name="P23">#E = 7014/107024</text:p>
            <text:p text:style-name="P23">#F = 4895/107024</text:p>
            <text:p text:style-name="P23">#G = 5233/107024</text:p>
            <text:p text:style-name="P23">#H = 2149/107024</text:p>
            <text:p text:style-name="P23">#I = 6782/107024</text:p>
            <text:p text:style-name="P23">#K = 7751/107024</text:p>
            <text:p text:style-name="P23">#L = 9990/107024</text:p>
            <text:p text:style-name="P23">#M = 2171/107024</text:p>
            <text:p text:style-name="P23">#N = 6564/107024</text:p>
            <text:p text:style-name="P23">#P = 4721/107024</text:p>
            <text:p text:style-name="P23">#Q = 4427/107024</text:p>
            <text:p text:style-name="P23">#R = 4670/107024</text:p>
            <text:p text:style-name="P23">#S = 9846/107024</text:p>
            <text:p text:style-name="P23">#T = 6705/107024</text:p>
            <text:p text:style-name="P23">#V = 5992/107024</text:p>
            <text:p text:style-name="P23">#W = 1099/107024</text:p>
            <text:p text:style-name="P23">#Y = 3536/107024</text:p>
          </table:table-cell>
          <table:table-cell table:style-name="Table2.A1" office:value-type="string">
            <text:p text:style-name="P23">Proteome: 44.fa.txt.pfa</text:p>
            <text:p text:style-name="P23">Amino acid frequency:</text:p>
            <text:p text:style-name="P23"/>
            <text:p text:style-name="P23">#A = 43737/543724</text:p>
            <text:p text:style-name="P23">#C = 1137/543724</text:p>
            <text:p text:style-name="P23">#D = 30949/543724</text:p>
            <text:p text:style-name="P23">#E = 28192/543724</text:p>
            <text:p text:style-name="P23">#F = 24271/543724</text:p>
            <text:p text:style-name="P23">#G = 35566/543724</text:p>
            <text:p text:style-name="P23">#H = 11531/543724</text:p>
            <text:p text:style-name="P23">#I = 43306/543724</text:p>
            <text:p text:style-name="P23">#K = 32761/543724</text:p>
            <text:p text:style-name="P23">#L = 53355/543724</text:p>
            <text:p text:style-name="P23">#M = 14905/543724</text:p>
            <text:p text:style-name="P23">#N = 28408/543724</text:p>
            <text:p text:style-name="P23">#P = 18236/543724</text:p>
            <text:p text:style-name="P23">#Q = 25038/543724</text:p>
            <text:p text:style-name="P23">#R = 20988/543724</text:p>
            <text:p text:style-name="P23">#S = 33163/543724</text:p>
            <text:p text:style-name="P23">#T = 34858/543724</text:p>
            <text:p text:style-name="P23">#V = 39122/543724</text:p>
            <text:p text:style-name="P23">#W = 5733/543724</text:p>
            <text:p text:style-name="P23">#Y = 18468/543724</text:p>
          </table:table-cell>
          <table:table-cell table:style-name="Table2.E1" office:value-type="string">
            <text:p text:style-name="P23">Proteome: 47.fa.txt.pfa</text:p>
            <text:p text:style-name="P23">Amino acid frequency:</text:p>
            <text:p text:style-name="P23"/>
            <text:p text:style-name="P23">#A = 63433/629939</text:p>
            <text:p text:style-name="P23">#C = 6710/629939</text:p>
            <text:p text:style-name="P23">#D = 32866/629939</text:p>
            <text:p text:style-name="P23">#E = 38300/629939</text:p>
            <text:p text:style-name="P23">#F = 26326/629939</text:p>
            <text:p text:style-name="P23">#G = 48429/629939</text:p>
            <text:p text:style-name="P23">#H = 14054/629939</text:p>
            <text:p text:style-name="P23">#I = 36567/629939</text:p>
            <text:p text:style-name="P23">#K = 35954/629939</text:p>
            <text:p text:style-name="P23">#L = 61782/629939</text:p>
            <text:p text:style-name="P23">#M = 15093/629939</text:p>
            <text:p text:style-name="P23">#N = 25907/629939</text:p>
            <text:p text:style-name="P23">#P = 26906/629939</text:p>
            <text:p text:style-name="P23">#Q = 25467/629939</text:p>
            <text:p text:style-name="P23">#R = 35348/629939</text:p>
            <text:p text:style-name="P23">#S = 35174/629939</text:p>
            <text:p text:style-name="P23">#T = 33063/629939</text:p>
            <text:p text:style-name="P23">#V = 42120/629939</text:p>
            <text:p text:style-name="P23">#W = 7469/629939</text:p>
            <text:p text:style-name="P23">#Y = 18971/629939</text:p>
          </table:table-cell>
        </table:table-row>
      </table:table>
      <text:p text:style-name="P4"/>
      <text:p text:style-name="P4"><text:soft-page-break/>2. ORF finder</text:p>
      <text:p text:style-name="P5"/>
      <text:p text:style-name="P5">Code: orf_finder.py</text:p>
      <text:p text:style-name="P5">Out-file: out_orf16.fasta</text:p>
      <text:p text:style-name="P5"/>
      <text:p text:style-name="P9">Notes:</text:p>
      <text:p text:style-name="P15"/>
      <text:p text:style-name="P15">Gene count of the genomes in nucleotides from practical 1</text:p>
      <text:p text:style-name="P15">29.fa.txt: 232</text:p>
      <text:p text:style-name="P15">44.fa.txt: 1,967</text:p>
      <text:p text:style-name="P15">47.fa.txt: 2,104</text:p>
      <text:p text:style-name="P15">16.fa.txt: 7406</text:p>
      <text:p text:style-name="P15">20.fa.txt: 5806</text:p>
      <text:p text:style-name="P15"/>
      <text:p text:style-name="P12">The genomes were limited by size: prokaryotic genomes were tested with a <text:span text:style-name="T3">ORF-</text:span>length of <text:span text:style-name="T2">at least 300 </text:span>nucleotides <text:span text:style-name="T2">for the prokaryotic genomes. </text:span></text:p>
      <text:p text:style-name="P14"><text:a xlink:type="simple" xlink:href="https://www.sciencedirect.com/science/article/pii/S0959440X98800699?via%3Dihub" text:style-name="Internet_20_link" text:visited-style-name="Visited_20_Internet_20_Link">https://www.sciencedirect.com/science/article/pii/S0959440X98800699?via%3Dihub</text:a></text:p>
      <text:p text:style-name="P15">ID<text:tab/>norml<text:tab/><text:tab/>rev</text:p>
      <text:p text:style-name="P15">16<text:tab/>24926<text:tab/><text:tab/>24220</text:p>
      <text:p text:style-name="P15">20<text:tab/>6234<text:tab/><text:tab/>5443</text:p>
      <text:p text:style-name="P15">44<text:tab/>5617<text:tab/><text:tab/>5430</text:p>
      <text:p text:style-name="P15">47<text:tab/>7511<text:tab/><text:tab/>6968</text:p>
      <text:p text:style-name="P15"/>
      <text:p text:style-name="P17">After <text:span text:style-name="T4">removing the overlapping sequences, assuming, that the first ATG is probably the start of the actual gene:</text:span></text:p>
      <text:p text:style-name="P18">ID<text:tab/>norml<text:tab/><text:tab/>rev</text:p>
      <text:p text:style-name="P18">16<text:tab/><text:span text:style-name="T5">5729</text:span><text:tab/><text:tab/><text:span text:style-name="T5">5691</text:span></text:p>
      <text:p text:style-name="P18">20<text:tab/><text:span text:style-name="T5">1371<text:tab/><text:tab/>1354</text:span></text:p>
      <text:p text:style-name="P18">44<text:tab/><text:span text:style-name="T5">885<text:tab/><text:tab/>854</text:span></text:p>
      <text:p text:style-name="P18">47<text:tab/><text:span text:style-name="T5">1951<text:tab/><text:tab/>1896</text:span></text:p>
      <text:p text:style-name="P12"/>
      <text:p text:style-name="P24">The eukaryotic genome (S. cerevisae) was limited in size between 100-1500 bp.</text:p>
      <text:p text:style-name="P16"><text:a xlink:type="simple" xlink:href="https://ac.els-cdn.com/0168952596100275/1-s2.0-0168952596100275-main.pdf?_tid=b1c5a9df-f7f5-4d06-a79e-8f9f96e3b23f&amp;acdnat=1527604559_970ae441edd50e8383a0c190fb58c1e7" text:style-name="Internet_20_link" text:visited-style-name="Visited_20_Internet_20_Link">https://ac.els-cdn.com/0168952596100275/1-s2.0-0168952596100275-main.pdf?_tid=b1c5a9df-f7f5-4d06-a79e-8f9f96e3b23f&amp;acdnat=1527604559_970ae441edd50e8383a0c190fb58c1e7</text:a></text:p>
      <text:p text:style-name="P16">ID<text:tab/>norml<text:tab/><text:tab/>rev</text:p>
      <text:p text:style-name="P16">29<text:tab/>1737<text:tab/><text:tab/>1770</text:p>
      <text:p text:style-name="P16"/>
      <text:p text:style-name="P19">after removing overlap:</text:p>
      <text:p text:style-name="P19">ID<text:tab/>norml<text:tab/><text:tab/>rev</text:p>
      <text:p text:style-name="P19">29<text:tab/><text:span text:style-name="T5">811</text:span><text:tab/><text:tab/><text:span text:style-name="T5">762</text:span></text:p>
      <text:p text:style-name="P25"/>
      <text:p text:style-name="P13"/>
      <text:p text:style-name="P9">prokaryotic genomes:<text:tab/><text:tab/>Pribnow-box: sequence TATAAT position -10</text:p>
      <text:p text:style-name="P10">By checking for the Pribnow-box, which should be 10 positions upstream, it was tried to narrow down the number of prokaryotic genes. Nevertheless, there were only 1-30 genes found in the prokaryotic genomes (normal and reverse).</text:p>
      <text:p text:style-name="P11"><text:a xlink:type="simple" xlink:href="https://www.ncbi.nlm.nih.gov/pmc/articles/PMC432404/" text:style-name="Internet_20_link" text:visited-style-name="Visited_20_Internet_20_Link">https://www.ncbi.nlm.nih.gov/pmc/articles/PMC432404/</text:a></text:p>
      <text:p text:style-name="P11"/>
      <text:p text:style-name="P11"><text:soft-page-break/>Another approach could be searching for the Shine-Dalgarno sequence (AGGAGG) 8 positions upstream of the ATG-start codon. However, limiting the genes for genes with the Shine-Dalgarno sequence in front resulted in no genes left.</text:p>
      <text:p text:style-name="P11"><text:a xlink:type="simple" xlink:href="https://link.springer.com/article/10.1007%2Fs11033-011-0707-4" text:style-name="Internet_20_link" text:visited-style-name="Visited_20_Internet_20_Link">https://link.springer.com/article/10.1007%2Fs11033-011-0707-4</text:a></text:p>
      <text:p text:style-name="P11"/>
      <text:p text:style-name="P9">eukaryotic genomes:<text:tab/><text:tab/>TATA-box</text:p>
      <text:p text:style-name="P10">One could try searching for the TATA-box in the eukaryotic genome, however, the location of the TATA-box is too unspecific.</text:p>
      <text:p text:style-name="P5"/>
      <text:p text:style-name="P5"/>
      <text:p text:style-name="P5"/>
      <text:p text:style-name="P5"/>
      <text:p text:style-name="P5"/>
      <text:p text:style-name="P5"/>
      <text:p text:style-name="P6">3. Distance matrix tool</text:p>
      <text:p text:style-name="P5"/>
      <text:p text:style-name="P7">Code: dist_matr_3.py</text:p>
      <text:p text:style-name="P7">Out-file: gc_content_dist_matrix.grimm</text:p>
      <text:p text:style-name="P7"/>
      <text:p text:style-name="P7">[ 0. <text:s text:c="9"/><text:tab/>0.09233809 <text:s/><text:tab/>0.1658021 <text:s text:c="2"/><text:tab/>0.18805279 <text:s/><text:tab/>0.03792199<text:tab/>]</text:p>
      <text:p text:style-name="P7">[ 0.09233809 <text:s/><text:tab/>0. <text:s text:c="9"/><text:tab/>0.07346401 <text:s/><text:tab/>0.0957147 <text:s text:c="2"/><text:tab/>0.0544161 <text:tab/>]</text:p>
      <text:p text:style-name="P7">[ 0.1658021 <text:s text:c="2"/><text:tab/>0.07346401 <text:s/><text:tab/>0. <text:s text:c="9"/><text:tab/>0.02225069 <text:s/><text:tab/>0.12788011<text:tab/>]</text:p>
      <text:p text:style-name="P7">[ 0.18805279 <text:s/><text:tab/>0.0957147 <text:s text:c="2"/><text:tab/>0.02225069 <text:s/><text:tab/>0. <text:s text:c="9"/><text:tab/>0.1501308 <text:tab/>]</text:p>
      <text:p text:style-name="P7">[ 0.03792199 <text:s/><text:tab/>0.0544161 <text:s text:c="2"/><text:tab/>0.12788011 <text:s/><text:tab/>0.1501308 <text:s text:c="2"/><text:tab/>0. <text:s text:c="3"/><text:tab/> <text:s text:c="4"/><text:tab/>]</text:p>
      <text:p text:style-name="P7"/>
      <text:p text:style-name="P20">still have to do the distance matrix for frequency!!</text:p>
      <text:p text:style-name="P7"/>
      <text:p text:style-name="P8">Final project plan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4:33:44.536864515</meta:creation-date>
    <dc:date>2018-05-30T15:47:37.124658031</dc:date>
    <meta:editing-duration>PT2H40M9S</meta:editing-duration>
    <meta:editing-cycles>14</meta:editing-cycles>
    <meta:generator>LibreOffice/5.1.6.2$Linux_X86_64 LibreOffice_project/10m0$Build-2</meta:generator>
    <meta:document-statistic meta:table-count="2" meta:image-count="0" meta:object-count="0" meta:page-count="3" meta:paragraph-count="277" meta:word-count="957" meta:character-count="6449" meta:non-whitespace-character-count="5661"/>
  </office:meta>
</office:document-meta>
</file>